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ording started at 2:03</text:p>
      <text:p text:style-name="P1">Cold War in 1950s</text:p>
      <text:p text:style-name="P1">United States in 1950s is society that's founded on principals of prosperity, abundance.</text:p>
      <text:p text:style-name="P1">Specific intention that allows Americans to enjoy “Fruits of victory”(GI Bill, the American superpower – no one to challenge us)</text:p>
      <text:p text:style-name="P1">Consumer society</text:p>
      <text:p text:style-name="P1">Consumer society has to be private, but government thru policy can help facilitate consumer demand and consumer activity.</text:p>
      <text:p text:style-name="P1">Government must support consumer demand:</text:p>
      <text:p text:style-name="P1">GI Bill, highways, housing. Education.</text:p>
      <text:p text:style-name="P1"/>
      <text:p text:style-name="P1">Exclusions: African Americans (Levitt housing exclusion), women.(women don't have jobs now that the war is over)</text:p>
      <text:p text:style-name="P1"/>
      <text:p text:style-name="P1">economic activities dominate the 1950's</text:p>
      <text:p text:style-name="P1">in governments best interest ...prosperous workers pay more in taxes. </text:p>
      <text:p text:style-name="P1">Cold War waged economically, ideologically, politically, culturally </text:p>
      <text:p text:style-name="P1">creates a way for America to become a superpower </text:p>
      <text:p text:style-name="P1"/>
      <text:p text:style-name="P1">highways – interstate highway system, designed to connect every American city with more than 50k people. Financed by taxes, user taxes. <text:s/>41K miles of highway built under this plan.</text:p>
      <text:p text:style-name="P1">Able to make new towns, communities, cities, suburbs. Able to get goods everywhere.. government used eminent domain to get the land they needed to do this. <text:s/></text:p>
      <text:p text:style-name="P1">Engineers come to realize that constructing a highway backfires; created 3 forms of “magnetic attraction” for traffic that didn't exist before the highways were built. Expectation: Built highways for traffic for commerce and business. Reality: Cultivated gridlock.</text:p>
      <text:p text:style-name="P1"/>
      <text:p text:style-name="P1">Consumerism/Capitalism vs Communism</text:p>
      <text:p text:style-name="P1">1950 population was 151M</text:p>
      <text:p text:style-name="P1">By 1960, the US population was 180M (180,700,000)</text:p>
      <text:p text:style-name="P1">lots more consumption … diapers, clothes, toys, cub scouts, extracurricular activities etc. so many more people contributed massively to the economy. </text:p>
      <text:p text:style-name="P1">Credit cards introduced. Helped people spend even more without going broke (able to pay back monthly) and able to still stimulate the economy </text:p>
      <text:p text:style-name="P1">Baby Boomer era</text:p>
      <text:p text:style-name="P1">Created a new community based on consumption.</text:p>
      <text:p text:style-name="P1">Allowed US economy to grow due to purchasing power expanding.</text:p>
      <text:p text:style-name="P1">Luxuries allowed for economic growth.</text:p>
      <text:p text:style-name="P1"/>
      <text:p text:style-name="P1">Planned obsolescence</text:p>
      <text:p text:style-name="P1">In 1950s, planned obsolescence becomes a focal point of businesses.</text:p>
      <text:p text:style-name="P1">An attempt of private businesses to continually expand consumer demand, encouraging consumers to trade in today's model for tomorrow's... you don't necessarily need it, but you want it! Keeping up with the Joneses....</text:p>
      <text:p text:style-name="P1">Think Apple iPhone.</text:p>
      <text:p text:style-name="P1">In 1984, the average car ownership spanned 4 ye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creation-date style:data-style-name="N37">04/20/18</text:creation-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4-20T13:53:50.25</meta:creation-date>
    <meta:generator>OpenOffice/4.1.3$Win32 OpenOffice.org_project/413m1$Build-9783</meta:generator>
    <dc:date>2018-05-10T15:41:59.02</dc:date>
    <dc:creator>Timothy Cayer</dc:creator>
    <meta:editing-duration>PT3H18M33S</meta:editing-duration>
    <meta:editing-cycles>18</meta:editing-cycles>
    <meta:document-statistic meta:table-count="0" meta:image-count="0" meta:object-count="0" meta:page-count="1" meta:paragraph-count="31" meta:word-count="352" meta:character-count="2352"/>
  </office:meta>
</office:document-meta>
</file>